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lt" fo:country="LT" fo:font-weight="normal" officeooo:rsid="0013f1f7" officeooo:paragraph-rsid="00024f0e" style:font-weight-asian="normal" style:font-weight-complex="normal"/>
    </style:style>
    <style:style style:name="P2" style:family="paragraph" style:parent-style-name="Standard">
      <style:text-properties fo:language="lt" fo:country="LT" fo:font-weight="bold" officeooo:rsid="0013f1f7" officeooo:paragraph-rsid="00024f0e" style:font-weight-asian="bold" style:font-weight-complex="bold"/>
    </style:style>
    <style:style style:name="P3" style:family="paragraph" style:parent-style-name="Standard">
      <style:text-properties fo:language="lt" fo:country="LT" fo:font-style="italic" fo:font-weight="bold" officeooo:rsid="0013f1f7" officeooo:paragraph-rsid="00024f0e" style:font-style-asian="italic" style:font-weight-asian="bold" style:font-style-complex="italic" style:font-weight-complex="bold"/>
    </style:style>
    <style:style style:name="P4" style:family="paragraph" style:parent-style-name="Standard">
      <style:text-properties fo:font-size="14pt" fo:font-weight="bold" officeooo:rsid="0013f1f7" officeooo:paragraph-rsid="00024f0e" style:font-size-asian="14pt" style:font-weight-asian="bold" style:font-size-complex="14pt" style:font-weight-complex="bold"/>
    </style:style>
    <style:style style:name="T1" style:family="text">
      <style:text-properties fo:language="lt" fo:country="LT"/>
    </style:style>
    <style:style style:name="T2" style:family="text">
      <style:text-properties fo:language="lt" fo:country="LT" officeooo:rsid="001df281"/>
    </style:style>
    <style:style style:name="T3" style:family="text">
      <style:text-properties fo:language="lt" fo:country="LT" officeooo:rsid="00024f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5. </text:span><text:span text:style-name="T3">STICHIJOS: UGNIES, ORO, ŽEMĖS IR VANDENS ŽENKLAI</text:span></text:p>
      <text:p text:style-name="P2"/>
      <text:p text:style-name="P1">Dvylika Zodiako ženklų suskirstyti į keturias stichijas - ugnį, žemę, orą ir vandenį. Kiekviena iš šių elementų grupių pasižymi savitais bruožais. Kartu jos sudaro gamtos pasaulį, todėl kiekviena iš jų tam tikru būdu priklauso nuo kitos.</text:p>
      <text:p text:style-name="P1"/>
      <text:p text:style-name="P1"/>
      <text:p text:style-name="P3">Ugnies ženklai: Ugnies ženklai: Avinas, Liūtas, Šaulys</text:p>
      <text:p text:style-name="P3"/>
      <text:p text:style-name="P1">Kaip ir pati ugnis, ugnies ženklai yra aistringi, dinamiški ir temperamentingi. Ugnis gali sušildyti arba sunaikinti. Nors ugnis greitai sudega, jei nėra kuro, kuris ją palaikytų, ji taip pat gali atkurti savo galią iš pelenų. Viena kibirkštis gali sukelti miško gaisrą. Todėl ugnies ženklus reikia rūpestingai puoselėti ir valdyti.</text:p>
      <text:p text:style-name="P1"/>
      <text:p text:style-name="P3">Oro ženklai: Dvyniai, Svarstyklės, Vandenis</text:p>
      <text:p text:style-name="P3"/>
      <text:p text:style-name="P1">Oro ženklams būdingas veiksmas, idėjos ir judėjimas - jie yra "permainų vėjai". Kai jus užklumpa stiprus vėjo gūsis, negalite nejudėti. Nors kai kurie jų gretose gali būti tikri "oro viršininkai", kiti yra tokie pat galingi kaip gravitacijos jėga. Oro ženklai visiems atneša gaivaus oro gūsį, kai viskas ima strigti. Jų, kaip ir vėjo, neįmanoma pagauti, ir niekada nežinai, kur jie tave nublokš, kai tave pakels. Tačiau tai beveik visada bus nuotykis.</text:p>
      <text:p text:style-name="P1"/>
      <text:p text:style-name="P3">Žemės ženklai: Jaučio, Mergelės, Ožiaragio</text:p>
      <text:p text:style-name="P3"/>
      <text:p text:style-name="P1">Žemės ženklai išlieka tikri. Jie yra "įžeminti" žmonės, tie, kurie nuleidžia mus ant žemės ir primena, kad reikia pradėti nuo tvirto pagrindo. Lėti ir tvirti, šie "statytojai" yra ištikimi ir stabilūs, jie laikosi šalia savo žmonių sunkiais laikais. Geromis dienomis jie praktiški, blogiausiomis - materialistai arba per daug susitelkę į dalykų paviršių, kad gilintųsi į jų esmę.</text:p>
      <text:p text:style-name="P1"/>
      <text:p text:style-name="P3">Vandens ženklai: Vėžys, Skorpionas Žuvys</text:p>
      <text:p text:style-name="P3"/>
      <text:p text:style-name="P1">Intuityvūs, emocionalūs ir itin jautrūs vandens ženklai gali būti tokie pat paslaptingi kaip ir pats vandenynas. Kaip ir vanduo, jie gali būti gaivūs arba paskandinti jus savo gelmėse. Šiems ženklams dažnai būdingi intensyvūs sapnai ir ties psichikos riba esanti intuicija. Jiems svarbus saugumas - juk vandeniui reikia talpyklos, kitaip jis išdžiūsta ir išnyks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1T21:52:24.005000000</dc:date>
    <meta:editing-duration>PT54S</meta:editing-duration>
    <meta:editing-cycles>1</meta:editing-cycles>
    <meta:document-statistic meta:table-count="0" meta:image-count="0" meta:object-count="0" meta:page-count="2" meta:paragraph-count="10" meta:word-count="296" meta:character-count="1993" meta:non-whitespace-character-count="1707"/>
    <meta:generator>LibreOffice/7.1.3.2$Windows_X86_64 LibreOffice_project/47f78053abe362b9384784d31a6e56f8511eb1c1</meta:generator>
  </office:meta>
</office:document-meta>
</file>